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ContextConfigurationTests.hashCodeWithSameDuplicat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WithDifferen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Tests.hashCodeWithSam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WithSameContextCustom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equalsWithSameInitializ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rgedContextConfigurationTests.hashCodeWithDifferent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ContextConfigurationTests.hashCodeWithSam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r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ContextConfigurationTests.equalsWithNull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ContextConfigurationTests.hashCodeWithEmptyArraysAndDifferentLo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ContextConfigurationTests.equalsWithSam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hashCodeWithNull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ContextConfigurationTests.hashCodeWithDifferen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hashCodeWithSameConfig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equalsWithDifferentContextCustom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Tests.equalsWithEmpty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ContextConfigurationTests.hashCodeWithSameInitializ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rgedContextConfigurationTests.equalsWithDifferentConfig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Tests.equalsWithDifferen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Tests.hashCodeWithSam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equalsWithEmptyArraysAndDifferentLo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equalsWithSameDuplicat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WithSam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ContextConfigurationTests.hashCodeWithEmptyArr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ContextConfigurationTests.hashCodeWith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ContextConfigurationTests.equalsWithSameProfilesReve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WithSam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ContextConfigurationTests.equalsWithSameConfig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ContextConfigurationTests.hashCodeWithDifferen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hashCodeWithSameProfilesRever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Bas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ContextConfigurationTests.hashCodeWithDifferentInitializ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ContextConfigurationTests.equalsWithDifferentInitializ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dContextConfigurationTests.hashCodeWithDifferentConfigClass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extConfigurationTests.equalsWithDifferent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rgedContextConfigurationTests.equalsWith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